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7.37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849_000N022_r0043b_lc3.fits</text:p>
          </table:table-cell>
          <table:table-cell office:value-type="float" office:value="3006" calcext:value-type="float">
            <text:p>3006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8_000N022_r0043b_lc3.fits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8_000N023_r0095b_lc3.fits</text:p>
          </table:table-cell>
          <table:table-cell office:value-type="float" office:value="402" calcext:value-type="float">
            <text:p>402</text:p>
          </table:table-cell>
          <table:table-cell table:style-name="ce8" office:value-type="string" calcext:value-type="string">
            <text:p>N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9_000N023_r0095b_lc3.fits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60_002N023_r0095b_lc3.fit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</text:p>
          </table:table-cell>
          <table:table-cell office:value-type="float" office:value="53.43" calcext:value-type="float">
            <text:p>53.43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61_001N023_r0095b_lc3.fits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4_000N023_r0095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5_000N023_r0095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6_000N023_r0095b_lc3.fits</text:p>
          </table:table-cell>
          <table:table-cell office:value-type="float" office:value="3006" calcext:value-type="float">
            <text:p>3006</text:p>
          </table:table-cell>
          <table:table-cell table:style-name="ce8" office:value-type="string" calcext:value-type="string">
            <text:p>N</text:p>
          </table:table-cell>
          <table:table-cell table:style-name="ce10" office:value-type="float" office:value="16.68" calcext:value-type="float">
            <text:p>16.68</text:p>
          </table:table-cell>
          <table:table-cell table:style-name="ce8" office:value-type="string" calcext:value-type="string">
            <text:p>N-a-</text:p>
          </table:table-cell>
          <table:table-cell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7_000N023_r0095b_lc3.fit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N</text:p>
          </table:table-cell>
          <table:table-cell office:value-type="float" office:value="59.69" calcext:value-type="float">
            <text:p>59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8_000N023_r0095b_lc3.fits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9_001N023_r0095b_lc3.fits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769_002N023_r0095b_lc3.fit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7_000N023_r0095b_lc3.fit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</text:p>
          </table:table-cell>
          <table:table-cell office:value-type="float" office:value="52.91" calcext:value-type="float">
            <text:p>52.9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8_000N023_r0095b_lc3.fit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9_000N023_r0095b_lc3.fit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76_000N023_r0095b_lc3.fit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77_000N023_r0095b_lc3.fit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7:29:23.846045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7:44:21.707223742</dc:date>
    <meta:editing-duration>PT1H24M26S</meta:editing-duration>
    <meta:editing-cycles>17</meta:editing-cycles>
    <meta:generator>LibreOffice/7.3.3.2$Linux_X86_64 LibreOffice_project/30$Build-2</meta:generator>
    <meta:document-statistic meta:table-count="1" meta:cell-count="114" meta:object-count="0"/>
  </office:meta>
</office:document-meta>
</file>